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69cm"/>
    </style:style>
    <style:style style:name="co2" style:family="table-column">
      <style:table-column-properties fo:break-before="auto" style:column-width="2.946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row table:style-name="ro1">
          <table:table-cell office:value-type="string">
            <text:p>p</text:p>
          </table:table-cell>
          <table:table-cell office:value-type="float" office:value="1009">
            <text:p>1009</text:p>
          </table:table-cell>
          <table:table-cell office:value-type="float" office:value="10009">
            <text:p>10009</text:p>
          </table:table-cell>
          <table:table-cell office:value-type="float" office:value="100069">
            <text:p>100069</text:p>
          </table:table-cell>
          <table:table-cell office:value-type="float" office:value="500029">
            <text:p>500029</text:p>
          </table:table-cell>
          <table:table-cell office:value-type="float" office:value="1000133">
            <text:p>1000133</text:p>
          </table:table-cell>
        </table:table-row>
        <table:table-row table:style-name="ro1">
          <table:table-cell office:value-type="string">
            <text:p>temps(s)</text:p>
          </table:table-cell>
          <table:table-cell office:value-type="float" office:value="0.0155940055847168">
            <text:p>0.0155940056</text:p>
          </table:table-cell>
          <table:table-cell office:value-type="float" office:value="0.281265020370483">
            <text:p>0.2812650204</text:p>
          </table:table-cell>
          <table:table-cell office:value-type="float" office:value="5.14100289344788">
            <text:p>5.1410028934</text:p>
          </table:table-cell>
          <table:table-cell office:value-type="float" office:value="70.3825490474701">
            <text:p>70.3825490475</text:p>
          </table:table-cell>
          <table:table-cell office:value-type="float" office:value="582.023224115372">
            <text:p>582.0232241154</text:p>
          </table:table-cell>
        </table:table-row>
        <table:table-row table:style-name="ro1">
          <table:table-cell office:value-type="string">
            <text:p>log(t)</text:p>
          </table:table-cell>
          <table:table-cell table:formula="of:=LOG([.B2])" office:value-type="float" office:value="-1.80704231458044">
            <text:p>-1.8070423146</text:p>
          </table:table-cell>
          <table:table-cell table:formula="of:=LOG([.C2])" office:value-type="float" office:value="-0.550884275672285">
            <text:p>-0.5508842757</text:p>
          </table:table-cell>
          <table:table-cell table:formula="of:=LOG([.D2])" office:value-type="float" office:value="0.711047848295762">
            <text:p>0.7110478483</text:p>
          </table:table-cell>
          <table:table-cell table:formula="of:=LOG([.E2])" office:value-type="float" office:value="1.84746499164386">
            <text:p>1.8474649916</text:p>
          </table:table-cell>
          <table:table-cell table:formula="of:=LOG([.F2])" office:value-type="float" office:value="2.76494031438171">
            <text:p>2.7649403144</text:p>
          </table:table-cell>
        </table:table-row>
        <table:table-row table:style-name="ro1">
          <table:table-cell>
            <draw:frame table:end-cell-address="Feuille1.H24" table:end-x="0.299cm" table:end-y="0.186cm" draw:z-index="0" draw:style-name="gr1" draw:text-style-name="P1" svg:width="16.019cm" svg:height="9.006cm" svg:x="0.167cm" svg:y="0.213cm">
              <draw:object draw:notify-on-update-of-ranges="Feuille1.B1:Feuille1.B1 Feuille1.B3:Feuille1.B3 Feuille1.C1:Feuille1.C1 Feuille1.C3:Feuille1.C3 Feuille1.D1:Feuille1.D1 Feuille1.D3:Feuille1.D3 Feuille1.E1:Feuille1.E1 Feuille1.E3:Feuille1.E3 Feuille1.F1:Feuille1.F1 Feuille1.F3:Feuille1.F3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7">27/05/2015</text:date>, <text:time>15:26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27T15:26:30.29</dc:date>
    <meta:document-statistic meta:table-count="1" meta:cell-count="18" meta:object-count="1"/>
    <meta:generator>OpenOffice/4.0.0$Win32 OpenOffice.org_project/400m3$Build-970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2cm" svg:height="9.007cm" xlink:href=".." xlink:type="simple" chart:class="chart:bar" chart:style-name="ch1">
        <chart:title svg:x="4.104cm" svg:y="0.316cm" chart:style-name="ch2">
          <text:p>Temps recherche éléments générateurs</text:p>
        </chart:title>
        <chart:legend chart:legend-position="end" svg:x="13.969cm" svg:y="3.143cm" style:legend-expansion="high" chart:style-name="ch3"/>
        <chart:plot-area chart:style-name="ch4" table:cell-range-address="Feuille1.B1:Feuille1.F1 Feuille1.B3:Feuille1.F3" chart:data-source-has-labels="row" svg:x="1.358cm" svg:y="1.635cm" svg:width="11.971cm" svg:height="6.772cm">
          <chartooo:coordinate-region svg:x="1.9cm" svg:y="1.848cm" svg:width="11.429cm" svg:height="6.347cm"/>
          <chart:axis chart:dimension="x" chart:name="primary-x" chart:style-name="ch5"/>
          <chart:axis chart:dimension="y" chart:name="primary-y" chart:style-name="ch6">
            <chart:title svg:x="0.451cm" svg:y="5.449cm" chart:style-name="ch7">
              <text:p>log(t)</text:p>
            </chart:title>
            <chart:grid chart:style-name="ch8" chart:class="major"/>
          </chart:axis>
          <chart:series chart:style-name="ch9" chart:values-cell-range-address="Feuille1.B3:Feuille1.B3" chart:label-cell-address="Feuille1.B1:Feuille1.B1" chart:class="chart:bar">
            <chart:data-point/>
          </chart:series>
          <chart:series chart:style-name="ch10" chart:values-cell-range-address="Feuille1.C3:Feuille1.C3" chart:label-cell-address="Feuille1.C1:Feuille1.C1" chart:class="chart:bar">
            <chart:data-point/>
          </chart:series>
          <chart:series chart:style-name="ch11" chart:values-cell-range-address="Feuille1.D3:Feuille1.D3" chart:label-cell-address="Feuille1.D1:Feuille1.D1" chart:class="chart:bar">
            <chart:data-point/>
          </chart:series>
          <chart:series chart:style-name="ch12" chart:values-cell-range-address="Feuille1.E3:Feuille1.E3" chart:label-cell-address="Feuille1.E1:Feuille1.E1" chart:class="chart:bar">
            <chart:data-point/>
          </chart:series>
          <chart:series chart:style-name="ch13" chart:values-cell-range-address="Feuille1.F3:Feuille1.F3" chart:label-cell-address="Feuille1.F1:Feuille1.F1" chart:class="chart:bar"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09</text:p>
                <draw:g>
                  <svg:desc>Feuille1.B1:Feuille1.B1</svg:desc>
                </draw:g>
              </table:table-cell>
              <table:table-cell office:value-type="string">
                <text:p>10009</text:p>
                <draw:g>
                  <svg:desc>Feuille1.C1:Feuille1.C1</svg:desc>
                </draw:g>
              </table:table-cell>
              <table:table-cell office:value-type="string">
                <text:p>100069</text:p>
                <draw:g>
                  <svg:desc>Feuille1.D1:Feuille1.D1</svg:desc>
                </draw:g>
              </table:table-cell>
              <table:table-cell office:value-type="string">
                <text:p>500029</text:p>
                <draw:g>
                  <svg:desc>Feuille1.E1:Feuille1.E1</svg:desc>
                </draw:g>
              </table:table-cell>
              <table:table-cell office:value-type="string">
                <text:p>1000133</text:p>
                <draw:g>
                  <svg:desc>Feuille1.F1:Feuille1.F1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-1.80704231458044">
                <text:p>-1.80704231458044</text:p>
                <draw:g>
                  <svg:desc>Feuille1.B3:Feuille1.B3</svg:desc>
                </draw:g>
              </table:table-cell>
              <table:table-cell office:value-type="float" office:value="-0.550884275672285">
                <text:p>-0.550884275672285</text:p>
                <draw:g>
                  <svg:desc>Feuille1.C3:Feuille1.C3</svg:desc>
                </draw:g>
              </table:table-cell>
              <table:table-cell office:value-type="float" office:value="0.711047848295762">
                <text:p>0.711047848295762</text:p>
                <draw:g>
                  <svg:desc>Feuille1.D3:Feuille1.D3</svg:desc>
                </draw:g>
              </table:table-cell>
              <table:table-cell office:value-type="float" office:value="1.84746499164386">
                <text:p>1.84746499164386</text:p>
                <draw:g>
                  <svg:desc>Feuille1.E3:Feuille1.E3</svg:desc>
                </draw:g>
              </table:table-cell>
              <table:table-cell office:value-type="float" office:value="2.76494031438171">
                <text:p>2.76494031438171</text:p>
                <draw:g>
                  <svg:desc>Feuille1.F3:Feuille1.F3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0$Win32 OpenOffice.org_project/400m3$Build-97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